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756cm" table:align="left"/>
    </style:style>
    <style:style style:name="Table1.A" style:family="table-column">
      <style:table-column-properties style:column-width="2.21cm"/>
    </style:style>
    <style:style style:name="Table1.B" style:family="table-column">
      <style:table-column-properties style:column-width="2.799cm"/>
    </style:style>
    <style:style style:name="Table1.C" style:family="table-column">
      <style:table-column-properties style:column-width="2.74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97283" officeooo:paragraph-rsid="00097283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Heading_20_1">
      <style:text-properties officeooo:rsid="00097283" officeooo:paragraph-rsid="00097283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style:writing-mode="lr-tb"/>
      <style:text-properties officeooo:paragraph-rsid="0010255a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T1" style:family="text">
      <style:text-properties officeooo:rsid="000a359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0255a" style:font-style-asian="italic" style:font-style-complex="italic"/>
    </style:style>
    <style:style style:name="T4" style:family="text">
      <style:text-properties fo:font-style="normal" officeooo:rsid="00101aad" style:font-style-asian="normal" style:font-style-complex="normal"/>
    </style:style>
    <style:style style:name="T5" style:family="text">
      <style:text-properties fo:font-style="normal" officeooo:rsid="0010255a" style:font-style-asian="normal" style:font-style-complex="normal"/>
    </style:style>
    <style:style style:name="T6" style:family="text">
      <style:text-properties officeooo:rsid="0010255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🔐 SPECIAL PERMISSIONS IN LINUX</text:h>
      <text:p text:style-name="Horizontal_20_Line"/>
      <text:h text:style-name="Heading_20_1" text:outline-level="1">🟡 PART 0: BASICS</text:h>
      <text:p text:style-name="Text_20_body">📢 <text:span text:style-name="Strong_20_Emphasis">Trainer says:</text:span></text:p>
      <text:p text:style-name="Quotations">“Linux permissions decide<text:line-break/>who can READ, WRITE, EXECUTE a file.”</text:p>
      <text:p text:style-name="Text_20_body">Normal users:</text:p>
      <text:list xml:id="list49450239" text:style-name="L1">
        <text:list-item>
          <text:p text:style-name="P7"><text:span text:style-name="Strong_20_Emphasis">Owner</text:span></text:p>
        </text:list-item>
        <text:list-item>
          <text:p text:style-name="P7"><text:span text:style-name="Strong_20_Emphasis">Group</text:span></text:p>
        </text:list-item>
        <text:list-item>
          <text:p text:style-name="P7"><text:span text:style-name="Strong_20_Emphasis">Others</text:span></text:p>
        </text:list-item>
      </text:list>
      <text:p text:style-name="Text_20_body">But Linux also has <text:span text:style-name="Strong_20_Emphasis">3 SPECIAL permissions</text:span>:</text:p>
      <text:list xml:id="list2372795078" text:style-name="L2">
        <text:list-item>
          <text:p text:style-name="P8"><text:span text:style-name="Strong_20_Emphasis">SUID--</text:span><text:span text:style-name="Strong_20_Emphasis"><text:span text:style-name="T1">4</text:span></text:span></text:p>
        </text:list-item>
        <text:list-item>
          <text:p text:style-name="P8"><text:span text:style-name="Strong_20_Emphasis">SGID---</text:span><text:span text:style-name="Strong_20_Emphasis"><text:span text:style-name="T1">2</text:span></text:span></text:p>
        </text:list-item>
        <text:list-item>
          <text:p text:style-name="P8"><text:span text:style-name="Strong_20_Emphasis">Sticky Bit--</text:span><text:span text:style-name="Strong_20_Emphasis"><text:span text:style-name="T1">1</text:span></text:span></text:p>
        </text:list-item>
      </text:list>
      <text:p text:style-name="Text_20_body">These are used in <text:span text:style-name="Strong_20_Emphasis">real servers</text:span>, not theory.</text:p>
      <text:p text:style-name="Horizontal_20_Line"/>
      <text:h text:style-name="Heading_20_1" text:outline-level="1">🔴 PART 1: SUID (Set User ID)</text:h>
      <text:h text:style-name="Heading_20_2" text:outline-level="2">🔹 WHAT is SUID?</text:h>
      <text:p text:style-name="Text_20_body">📢 <text:span text:style-name="Strong_20_Emphasis">Trainer says:</text:span></text:p>
      <text:p text:style-name="Quotations">“SUID means:<text:line-break/>When a program runs, it runs as the <text:span text:style-name="Strong_20_Emphasis">file owner</text:span>,<text:line-break/>not the user who executes it.”</text:p>
      <text:p text:style-name="Horizontal_20_Line"/>
      <text:h text:style-name="Heading_20_2" text:outline-level="2">🔹 WHY SUID?</text:h>
      <text:p text:style-name="Text_20_body">📢 <text:span text:style-name="Strong_20_Emphasis">Explain:</text:span></text:p>
      <text:p text:style-name="Quotations">“Some programs need root power,<text:line-break/>but normal users must run them.”</text:p>
      <text:p text:style-name="Text_20_body">📌 Example:</text:p>
      <text:list xml:id="list3631740976" text:style-name="L3">
        <text:list-item>
          <text:p text:style-name="P9"><text:span text:style-name="Source_20_Text">passwd</text:span></text:p>
        </text:list-item>
        <text:list-item>
          <text:p text:style-name="P9"><text:soft-page-break/>File owner = root</text:p>
        </text:list-item>
        <text:list-item>
          <text:p text:style-name="P9">Normal user runs it</text:p>
        </text:list-item>
        <text:list-item>
          <text:p text:style-name="P9">Password still changes<text:line-break/>➡️ <text:span text:style-name="Strong_20_Emphasis">Because of SUID</text:span></text:p>
        </text:list-item>
      </text:list>
      <text:p text:style-name="Horizontal_20_Line"/>
      <text:h text:style-name="Heading_20_2" text:outline-level="2">🔹 HOW SUID WORKS (LIVE DEMO – C FILE ONLY)</text:h>
      <text:p text:style-name="Horizontal_20_Line"/>
      <text:h text:style-name="Heading_20_2" text:outline-level="2">✅ Step 1: Login as root</text:h>
      <text:p text:style-name="P3"><text:span text:style-name="Source_20_Text">whoami</text:span></text:p>
      <text:p text:style-name="Text_20_body">Output:</text:p>
      <text:p text:style-name="P3"><text:span text:style-name="Source_20_Text">root</text:span></text:p>
      <text:p text:style-name="Horizontal_20_Line"/>
      <text:h text:style-name="Heading_20_2" text:outline-level="2">✅ Step 2: Create C program</text:h>
      <text:p text:style-name="P3"><text:span text:style-name="Source_20_Text">nano suid_demo.c</text:span></text:p>
      <text:h text:style-name="Heading_20_3" text:outline-level="3">Paste <text:span text:style-name="Strong_20_Emphasis">exact code</text:span>:</text:h>
      <text:p text:style-name="P2"><text:span text:style-name="Source_20_Text">#include &lt;stdio.h&gt;</text:span></text:p>
      <text:p text:style-name="P2"><text:span text:style-name="Source_20_Text">#include &lt;unistd.h&gt;</text:span></text:p>
      <text:p text:style-name="P2"/>
      <text:p text:style-name="P2"><text:span text:style-name="Source_20_Text">int main() {</text:span></text:p>
      <text:p text:style-name="P2"><text:span text:style-name="Source_20_Text"><text:s text:c="4"/>printf("Real UID <text:s text:c="5"/>: %d\n", getuid());</text:span></text:p>
      <text:p text:style-name="P2"><text:span text:style-name="Source_20_Text"><text:s text:c="4"/>printf("Effective UID : %d\n", geteuid());</text:span></text:p>
      <text:p text:style-name="P2"><text:span text:style-name="Source_20_Text"><text:s text:c="4"/>return 0;</text:span></text:p>
      <text:p text:style-name="P3"><text:span text:style-name="Source_20_Text">}</text:span></text:p>
      <text:p text:style-name="Text_20_body">📌 <text:span text:style-name="Strong_20_Emphasis">Explain to class:</text:span></text:p>
      <text:list xml:id="list2323878770" text:style-name="L4">
        <text:list-item>
          <text:p text:style-name="P10"><text:span text:style-name="Source_20_Text">getuid()</text:span> → actual user running command</text:p>
        </text:list-item>
        <text:list-item>
          <text:p text:style-name="P10"><text:span text:style-name="Source_20_Text">geteuid()</text:span> → permission user (changes with SUID)</text:p>
        </text:list-item>
      </text:list>
      <text:p text:style-name="Text_20_body">Save &amp; exit:</text:p>
      <text:list xml:id="list1278869799" text:style-name="L5">
        <text:list-item>
          <text:p text:style-name="P11"><text:span text:style-name="Source_20_Text">CTRL + O</text:span> → Enter</text:p>
        </text:list-item>
        <text:list-item>
          <text:p text:style-name="P11"><text:span text:style-name="Source_20_Text">CTRL + X</text:span></text:p>
        </text:list-item>
      </text:list>
      <text:p text:style-name="Horizontal_20_Line"/>
      <text:h text:style-name="Heading_20_2" text:outline-level="2">✅ Step 3: Compile the program</text:h>
      <text:p text:style-name="P3"><text:span text:style-name="Source_20_Text">gcc suid_demo.c -o suid_demo</text:span></text:p>
      <text:p text:style-name="Text_20_body"><text:soft-page-break/>Check:</text:p>
      <text:p text:style-name="P3"><text:span text:style-name="Source_20_Text">ls -l suid_demo</text:span></text:p>
      <text:p text:style-name="Text_20_body">Output:</text:p>
      <text:p text:style-name="P3"><text:span text:style-name="Source_20_Text">-rwxr-xr-x root root suid_demo</text:span></text:p>
      <text:p text:style-name="Text_20_body">📢 Say:</text:p>
      <text:p text:style-name="Quotations">“This is a <text:span text:style-name="Strong_20_Emphasis">normal executable file</text:span>.”</text:p>
      <text:p text:style-name="Horizontal_20_Line"/>
      <text:h text:style-name="Heading_20_2" text:outline-level="2">❌ BEFORE SUID (IMPORTANT DEMO)</text:h>
      <text:h text:style-name="Heading_20_3" text:outline-level="3">Step 4: Run as normal user</text:h>
      <text:p text:style-name="P2"><text:span text:style-name="Source_20_Text">su - prakash</text:span></text:p>
      <text:p text:style-name="P3"><text:span text:style-name="Source_20_Text">./suid_demo</text:span></text:p>
      <text:p text:style-name="Text_20_body">Output:</text:p>
      <text:p text:style-name="P2"><text:span text:style-name="Source_20_Text">Real UID <text:s text:c="5"/>: 1000</text:span></text:p>
      <text:p text:style-name="P3"><text:span text:style-name="Source_20_Text">Effective UID : 1000</text:span></text:p>
      <text:p text:style-name="Text_20_body">📢 Explain:</text:p>
      <text:p text:style-name="Quotations">“User is prakash<text:line-break/>Program also runs as prakash<text:line-break/>No special power.”</text:p>
      <text:p text:style-name="Text_20_body">Repeat with another user:</text:p>
      <text:p text:style-name="P2"><text:span text:style-name="Source_20_Text">su - test</text:span></text:p>
      <text:p text:style-name="P3"><text:span text:style-name="Source_20_Text">./suid_demo</text:span></text:p>
      <text:p text:style-name="Text_20_body">Output:</text:p>
      <text:p text:style-name="P2"><text:span text:style-name="Source_20_Text">Real UID <text:s text:c="5"/>: 1001</text:span></text:p>
      <text:p text:style-name="P3"><text:span text:style-name="Source_20_Text">Effective UID : 1001</text:span></text:p>
      <text:p text:style-name="Text_20_body">📢 <text:span text:style-name="Strong_20_Emphasis">Conclusion BEFORE SUID:</text:span></text:p>
      <text:p text:style-name="Quotations">“Program runs as whoever executes it.”</text:p>
      <text:p text:style-name="Horizontal_20_Line"/>
      <text:h text:style-name="Heading_20_2" text:outline-level="2">✅ AFTER SUID (MAGIC PART)</text:h>
      <text:h text:style-name="Heading_20_3" text:outline-level="3">Step 5: Go back to root</text:h>
      <text:p text:style-name="P3"><text:span text:style-name="Source_20_Text">exit</text:span></text:p>
      <text:h text:style-name="Heading_20_3" text:outline-level="3"><text:soft-page-break/>Step 6: Set owner as root (mandatory)</text:h>
      <text:p text:style-name="P3"><text:span text:style-name="Source_20_Text">chown root:root suid_demo</text:span></text:p>
      <text:h text:style-name="Heading_20_3" text:outline-level="3">Step 7: Enable SUID</text:h>
      <text:p text:style-name="P3"><text:span text:style-name="Source_20_Text">chmod 4755 suid_demo</text:span></text:p>
      <text:p text:style-name="Text_20_body">Verify:</text:p>
      <text:p text:style-name="P3"><text:span text:style-name="Source_20_Text">ls -l suid_demo</text:span></text:p>
      <text:p text:style-name="Text_20_body">Output:</text:p>
      <text:p text:style-name="P3"><text:span text:style-name="Source_20_Text">-rwsr-xr-x root root suid_demo</text:span></text:p>
      <text:p text:style-name="Text_20_body">👉 <text:span text:style-name="Strong_20_Emphasis">Notice </text:span><text:span text:style-name="Strong_20_Emphasis"><text:span text:style-name="Source_20_Text">s</text:span></text:span><text:span text:style-name="Strong_20_Emphasis"> instead of </text:span><text:span text:style-name="Strong_20_Emphasis"><text:span text:style-name="Source_20_Text">x</text:span></text:span></text:p>
      <text:p text:style-name="Horizontal_20_Line"/>
      <text:h text:style-name="Heading_20_2" text:outline-level="2">🎉 Run AGAIN as normal user</text:h>
      <text:h text:style-name="Heading_20_3" text:outline-level="3">As prakash</text:h>
      <text:p text:style-name="P2"><text:span text:style-name="Source_20_Text">su - prakash</text:span></text:p>
      <text:p text:style-name="P3"><text:span text:style-name="Source_20_Text">./suid_demo</text:span></text:p>
      <text:p text:style-name="Text_20_body">Output:</text:p>
      <text:p text:style-name="P2"><text:span text:style-name="Source_20_Text">Real UID <text:s text:c="5"/>: 1000</text:span></text:p>
      <text:p text:style-name="P3"><text:span text:style-name="Source_20_Text">Effective UID : 0</text:span></text:p>
      <text:h text:style-name="Heading_20_3" text:outline-level="3">As test</text:h>
      <text:p text:style-name="P2"><text:span text:style-name="Source_20_Text">su - test</text:span></text:p>
      <text:p text:style-name="P3"><text:span text:style-name="Source_20_Text">./suid_demo</text:span></text:p>
      <text:p text:style-name="Text_20_body">Output:</text:p>
      <text:p text:style-name="P2"><text:span text:style-name="Source_20_Text">Real UID <text:s text:c="5"/>: 1001</text:span></text:p>
      <text:p text:style-name="P3"><text:span text:style-name="Source_20_Text">Effective UID : 0</text:span></text:p>
      <text:p text:style-name="Horizontal_20_Line"/>
      <text:h text:style-name="Heading_20_2" text:outline-level="2">🎯 FINAL SUID LINE (WRITE ON BOARD)</text:h>
      <text:p text:style-name="Quotations">“User is prakash or test<text:line-break/>BUT program runs as root.”</text:p>
      <text:p text:style-name="Horizontal_20_Line"/>
      <text:h text:style-name="Heading_20_1" text:outline-level="1">🧠 FINAL MEMORY TRICK</text:h>
      <text:p text:style-name="P2"><text:span text:style-name="Source_20_Text">SUID <text:s text:c="2"/>→ Run as Owner</text:span></text:p>
      <text:p text:style-name="P2"><text:span text:style-name="Source_20_Text">SGID <text:s text:c="2"/>→ Same Group</text:span></text:p>
      <text:p text:style-name="P3"><text:soft-page-break/><text:span text:style-name="Source_20_Text">Sticky → Safe Delete</text:span></text:p>
      <text:p text:style-name="Horizontal_20_Line"/>
      <text:h text:style-name="Heading_20_1" text:outline-level="1">🟢 PART 2: SGID (Set Group ID)</text:h>
      <text:h text:style-name="Heading_20_2" text:outline-level="2">🔹 WHAT is SGID?</text:h>
      <text:p text:style-name="Text_20_body">📢 Say:</text:p>
      <text:p text:style-name="Quotations">“SGID means:<text:line-break/>All files created in a folder<text:line-break/>belong to the same group.”</text:p>
      <text:p text:style-name="Horizontal_20_Line"/>
      <text:h text:style-name="Heading_20_2" text:outline-level="2">🔹 WHY SGID?</text:h>
      <text:p text:style-name="Text_20_body">📢 Explain:</text:p>
      <text:p text:style-name="Quotations">“Used in shared project folders.”</text:p>
      <text:p text:style-name="Horizontal_20_Line"/>
      <text:h text:style-name="Heading_20_2" text:outline-level="2">🔹 🟢 SGID — STEP BY STEP (BEFORE &amp; AFTER)</text:h>
      <text:p text:style-name="Horizontal_20_Line"/>
      <text:h text:style-name="Heading_20_2" text:outline-level="2">🔹 STEP 1: Create group and users (as root)</text:h>
      <text:p text:style-name="P2"><text:span text:style-name="Source_20_Text">groupadd projectgrp</text:span></text:p>
      <text:p text:style-name="P2"><text:span text:style-name="Source_20_Text">usermod -aG projectgrp prakash</text:span></text:p>
      <text:p text:style-name="P3"><text:span text:style-name="Source_20_Text">usermod -aG projectgrp test</text:span></text:p>
      <text:p text:style-name="Text_20_body">📢 <text:span text:style-name="Strong_20_Emphasis">Meaning:</text:span></text:p>
      <text:list xml:id="list3126566349" text:style-name="L6">
        <text:list-item>
          <text:p text:style-name="P12">Create group <text:span text:style-name="Source_20_Text">projectgrp</text:span></text:p>
        </text:list-item>
        <text:list-item>
          <text:p text:style-name="P12">Add users <text:span text:style-name="Source_20_Text">prakash</text:span> and <text:span text:style-name="Source_20_Text">test</text:span> to that group</text:p>
        </text:list-item>
      </text:list>
      <text:p text:style-name="Horizontal_20_Line"/>
      <text:h text:style-name="Heading_20_2" text:outline-level="2">🔹 STEP 2: Create project directory (as root)</text:h>
      <text:p text:style-name="P2"><text:span text:style-name="Source_20_Text">mkdir /project</text:span></text:p>
      <text:p text:style-name="P2"><text:span text:style-name="Source_20_Text">chgrp projectgrp /project</text:span></text:p>
      <text:p text:style-name="P2"><text:span text:style-name="Source_20_Text">chmod 775 /project</text:span></text:p>
      <text:p text:style-name="P3"><text:span text:style-name="Source_20_Text">ls -ld /project</text:span></text:p>
      <text:h text:style-name="Heading_20_3" text:outline-level="3">Output (BEFORE SGID):</text:h>
      <text:p text:style-name="P3"><text:span text:style-name="Source_20_Text">drwxrwxr-x root projectgrp /project</text:span></text:p>
      <text:p text:style-name="Text_20_body"><text:soft-page-break/>📢 <text:span text:style-name="Strong_20_Emphasis">Explain:</text:span></text:p>
      <text:p text:style-name="Quotations">“This is a normal shared directory<text:line-break/>SGID is NOT enabled yet.”</text:p>
      <text:p text:style-name="Horizontal_20_Line"/>
      <text:h text:style-name="Heading_20_1" text:outline-level="1">❌ BEFORE SGID (IMPORTANT)</text:h>
      <text:h text:style-name="Heading_20_3" text:outline-level="3">Step 3: Create file as prakash</text:h>
      <text:p text:style-name="P2"><text:span text:style-name="Source_20_Text">su - prakash</text:span></text:p>
      <text:p text:style-name="P2"><text:span text:style-name="Source_20_Text">touch /project/file1</text:span></text:p>
      <text:p text:style-name="P3"><text:span text:style-name="Source_20_Text">ls -l /project/file1</text:span></text:p>
      <text:h text:style-name="Heading_20_3" text:outline-level="3">Output:</text:h>
      <text:p text:style-name="P3"><text:span text:style-name="Source_20_Text">-rw-r--r-- prakash prakash file1</text:span></text:p>
      <text:p text:style-name="Text_20_body">📢 <text:span text:style-name="Strong_20_Emphasis">Explain:</text:span></text:p>
      <text:list xml:id="list1748562133" text:style-name="L7">
        <text:list-item>
          <text:p text:style-name="P13">Owner = prakash</text:p>
        </text:list-item>
        <text:list-item>
          <text:p text:style-name="P13">Group = prakash</text:p>
        </text:list-item>
        <text:list-item>
          <text:p text:style-name="P13">❌ <text:span text:style-name="Strong_20_Emphasis">Not projectgrp</text:span></text:p>
        </text:list-item>
      </text:list>
      <text:p text:style-name="Horizontal_20_Line"/>
      <text:h text:style-name="Heading_20_3" text:outline-level="3">Step 4: Create file as test</text:h>
      <text:p text:style-name="P2"><text:span text:style-name="Source_20_Text">su - test</text:span></text:p>
      <text:p text:style-name="P2"><text:span text:style-name="Source_20_Text">touch /project/file2</text:span></text:p>
      <text:p text:style-name="P3"><text:span text:style-name="Source_20_Text">ls -l /project/file2</text:span></text:p>
      <text:h text:style-name="Heading_20_3" text:outline-level="3">Output:</text:h>
      <text:p text:style-name="P3"><text:span text:style-name="Source_20_Text">-rw-r--r-- test test file2</text:span></text:p>
      <text:p text:style-name="Text_20_body">📢 <text:span text:style-name="Strong_20_Emphasis">Problem:</text:span></text:p>
      <text:p text:style-name="Quotations">“Different users, different groups<text:line-break/>Team sharing fails.”</text:p>
      <text:p text:style-name="Horizontal_20_Line"/>
      <text:h text:style-name="Heading_20_1" text:outline-level="1">✅ AFTER SGID (ENABLE SGID)</text:h>
      <text:p text:style-name="Horizontal_20_Line"/>
      <text:h text:style-name="Heading_20_2" text:outline-level="2">🔹 Step 5: Enable SGID (as root)</text:h>
      <text:p text:style-name="P2"><text:span text:style-name="Source_20_Text">exit</text:span></text:p>
      <text:p text:style-name="P2"><text:span text:style-name="Source_20_Text">chmod 2775 /project</text:span></text:p>
      <text:p text:style-name="P3"><text:soft-page-break/><text:span text:style-name="Source_20_Text">ls -ld /project</text:span></text:p>
      <text:h text:style-name="Heading_20_3" text:outline-level="3">Output:</text:h>
      <text:p text:style-name="P3"><text:span text:style-name="Source_20_Text">drwxrwsr-x root projectgrp /project</text:span></text:p>
      <text:p text:style-name="Text_20_body">👉 <text:span text:style-name="Strong_20_Emphasis">Notice </text:span><text:span text:style-name="Strong_20_Emphasis"><text:span text:style-name="Source_20_Text">s</text:span></text:span><text:span text:style-name="Strong_20_Emphasis"> in the group position</text:span></text:p>
      <text:p text:style-name="Text_20_body">📢 <text:span text:style-name="Strong_20_Emphasis">Explain:</text:span></text:p>
      <text:p text:style-name="Quotations">“SGID is now enabled on this directory.”</text:p>
      <text:p text:style-name="Horizontal_20_Line"/>
      <text:h text:style-name="Heading_20_1" text:outline-level="1">✅ AFTER SGID (RESULT)</text:h>
      <text:p text:style-name="Horizontal_20_Line"/>
      <text:h text:style-name="Heading_20_3" text:outline-level="3">Step 6: Create file as prakash</text:h>
      <text:p text:style-name="P2"><text:span text:style-name="Source_20_Text">su - prakash</text:span></text:p>
      <text:p text:style-name="P2"><text:span text:style-name="Source_20_Text">touch /project/file3</text:span></text:p>
      <text:p text:style-name="P3"><text:span text:style-name="Source_20_Text">ls -l /project/file3</text:span></text:p>
      <text:h text:style-name="Heading_20_3" text:outline-level="3">Output:</text:h>
      <text:p text:style-name="P3"><text:span text:style-name="Source_20_Text">-rw-r--r-- prakash projectgrp file3</text:span></text:p>
      <text:p text:style-name="Horizontal_20_Line"/>
      <text:h text:style-name="Heading_20_3" text:outline-level="3">Step 7: Create file as test</text:h>
      <text:p text:style-name="P2"><text:span text:style-name="Source_20_Text">su - test</text:span></text:p>
      <text:p text:style-name="P2"><text:span text:style-name="Source_20_Text">touch /project/file4</text:span></text:p>
      <text:p text:style-name="P3"><text:span text:style-name="Source_20_Text">ls -l /project/file4</text:span></text:p>
      <text:h text:style-name="Heading_20_3" text:outline-level="3">Output:</text:h>
      <text:p text:style-name="P3"><text:span text:style-name="Source_20_Text">-rw-r--r-- test projectgrp file4</text:span></text:p>
      <text:p text:style-name="Text_20_body">📢 <text:span text:style-name="Strong_20_Emphasis">Explain:</text:span></text:p>
      <text:list xml:id="list1516767187" text:style-name="L8">
        <text:list-item>
          <text:p text:style-name="P14">Different users</text:p>
        </text:list-item>
        <text:list-item>
          <text:p text:style-name="P14">Same group = <text:span text:style-name="Source_20_Text">projectgrp</text:span></text:p>
        </text:list-item>
      </text:list>
      <text:p text:style-name="Horizontal_20_Line"/>
      <text:h text:style-name="Heading_20_1" text:outline-level="1">🎯 SGID FINAL LINE (WRITE ON BOARD)</text:h>
      <text:p text:style-name="Quotations"><text:span text:style-name="Strong_20_Emphasis">“Different users,<text:line-break/>same group for all files.”</text:span></text:p>
      <text:p text:style-name="Horizontal_20_Line"/>
      <text:h text:style-name="Heading_20_1" text:outline-level="1"><text:soft-page-break/>🧠 ONE-LINE MEMORY</text:h>
      <text:p text:style-name="P2"><text:span text:style-name="Source_20_Text">BEFORE SGID → Own group</text:span></text:p>
      <text:p text:style-name="P3"><text:span text:style-name="Source_20_Text">AFTER SGID <text:s/>→ Directory group</text:span></text:p>
      <text:p text:style-name="Text_20_body"/>
      <text:h text:style-name="Heading_20_1" text:outline-level="1">🔵 PART 3: Sticky Bit</text:h>
      <text:h text:style-name="Heading_20_2" text:outline-level="2">🔹 WHAT is Sticky Bit?</text:h>
      <text:p text:style-name="Text_20_body">📢 Say:</text:p>
      <text:p text:style-name="Quotations">“Sticky Bit means:<text:line-break/>You can delete ONLY your own files.”</text:p>
      <text:p text:style-name="Horizontal_20_Line"/>
      <text:h text:style-name="Heading_20_2" text:outline-level="2">🔹 WHY Sticky Bit?</text:h>
      <text:p text:style-name="Text_20_body">📢 Explain:</text:p>
      <text:p text:style-name="Quotations">“In shared folders,<text:line-break/>users should not delete others’ files.”</text:p>
      <text:p text:style-name="Text_20_body">📌 Example:</text:p>
      <text:p text:style-name="P3"><text:span text:style-name="Source_20_Text">/tmp</text:span></text:p>
      <text:p text:style-name="Horizontal_20_Line"/>
      <text:h text:style-name="Heading_20_2" text:outline-level="2">🔹 Sticky Bit — STEP BY STEP (BEFORE &amp; AFTER)</text:h>
      <text:p text:style-name="Horizontal_20_Line"/>
      <text:h text:style-name="Heading_20_2" text:outline-level="2">🔹 WHAT is Sticky Bit?</text:h>
      <text:p text:style-name="Text_20_body">📢 <text:span text:style-name="Strong_20_Emphasis">Say:</text:span></text:p>
      <text:p text:style-name="Quotations">“Sticky Bit means:<text:line-break/>In a shared folder,<text:line-break/>users can delete <text:span text:style-name="Strong_20_Emphasis">only their own files</text:span>.”</text:p>
      <text:p text:style-name="Horizontal_20_Line"/>
      <text:h text:style-name="Heading_20_1" text:outline-level="1">❌ BEFORE STICKY BIT</text:h>
      <text:p text:style-name="Horizontal_20_Line"/>
      <text:h text:style-name="Heading_20_2" text:outline-level="2"><text:soft-page-break/>🔹 Step 1: Create shared folder (as root)</text:h>
      <text:p text:style-name="P2"><text:span text:style-name="Source_20_Text">mkdir </text:span><text:span text:style-name="Source_20_Text"><text:span text:style-name="T2">shared/</text:span></text:span><text:span text:style-name="Source_20_Text"><text:span text:style-name="T4">p.txt</text:span></text:span></text:p>
      <text:p text:style-name="P2"><text:span text:style-name="Source_20_Text">chmod 777 /shared</text:span></text:p>
      <text:p text:style-name="P3"><text:span text:style-name="Source_20_Text">ls -ld /shared</text:span></text:p>
      <text:h text:style-name="Heading_20_3" text:outline-level="3">Output (BEFORE):</text:h>
      <text:p text:style-name="P3"><text:span text:style-name="Source_20_Text">drwxrwxrwx root root /shared</text:span></text:p>
      <text:p text:style-name="Text_20_body">📢 <text:span text:style-name="Strong_20_Emphasis">Explain:</text:span></text:p>
      <text:p text:style-name="Quotations">“Everyone has full permission<text:line-break/>including delete.”</text:p>
      <text:p text:style-name="Horizontal_20_Line"/>
      <text:h text:style-name="Heading_20_2" text:outline-level="2">🔹 Step 2: Create file as prakash</text:h>
      <text:p text:style-name="P2"><text:span text:style-name="Source_20_Text">su - prakash</text:span></text:p>
      <text:p text:style-name="P2"><text:span text:style-name="Source_20_Text">touch /shared/p.txt</text:span></text:p>
      <text:p text:style-name="P6"><text:span text:style-name="Source_20_Text"><text:span text:style-name="T6">chmod 777 </text:span></text:span><text:span text:style-name="Source_20_Text"><text:span text:style-name="T3">shared/</text:span></text:span><text:span text:style-name="Source_20_Text"><text:span text:style-name="T5">p.txt</text:span></text:span></text:p>
      <text:p text:style-name="P3"><text:span text:style-name="Source_20_Text">ls -l /shared</text:span></text:p>
      <text:p text:style-name="Text_20_body">Output:</text:p>
      <text:p text:style-name="P3"><text:span text:style-name="Source_20_Text">-rw</text:span><text:span text:style-name="Source_20_Text"><text:span text:style-name="T6">x</text:span></text:span><text:span text:style-name="Source_20_Text">-r</text:span><text:span text:style-name="Source_20_Text"><text:span text:style-name="T6">wx</text:span></text:span><text:span text:style-name="Source_20_Text">--r</text:span><text:span text:style-name="Source_20_Text"><text:span text:style-name="T6">wx</text:span></text:span><text:span text:style-name="Source_20_Text">-- prakash prakash p.txt</text:span></text:p>
      <text:p text:style-name="Horizontal_20_Line"/>
      <text:h text:style-name="Heading_20_2" text:outline-level="2">🔹 Step 3: Delete file as test</text:h>
      <text:p text:style-name="P2"><text:span text:style-name="Source_20_Text">su - test</text:span></text:p>
      <text:p text:style-name="P3"><text:span text:style-name="Source_20_Text">rm /shared/p.txt</text:span></text:p>
      <text:p text:style-name="Text_20_body">✅ <text:span text:style-name="Strong_20_Emphasis">File deleted successfully</text:span></text:p>
      <text:p text:style-name="Text_20_body">📢 <text:span text:style-name="Strong_20_Emphasis">Problem:</text:span></text:p>
      <text:p text:style-name="Quotations">“Any user can delete<text:line-break/>other users’ files.”</text:p>
      <text:p text:style-name="Horizontal_20_Line"/>
      <text:h text:style-name="Heading_20_1" text:outline-level="1">✅ AFTER STICKY BIT</text:h>
      <text:p text:style-name="Horizontal_20_Line"/>
      <text:h text:style-name="Heading_20_2" text:outline-level="2">🔹 Step 4: Enable Sticky Bit (as root)</text:h>
      <text:p text:style-name="P2"><text:span text:style-name="Source_20_Text">exit</text:span></text:p>
      <text:p text:style-name="P2"><text:span text:style-name="Source_20_Text">chmod 1777 </text:span><text:span text:style-name="Source_20_Text"><text:span text:style-name="T2">shared/</text:span></text:span><text:span text:style-name="Source_20_Text"><text:span text:style-name="T4">p.txt</text:span></text:span></text:p>
      <text:p text:style-name="P3"><text:span text:style-name="Source_20_Text">ls -ld /shared</text:span></text:p>
      <text:h text:style-name="Heading_20_3" text:outline-level="3"><text:soft-page-break/>Output (AFTER):</text:h>
      <text:p text:style-name="P3"><text:span text:style-name="Source_20_Text">drwxrwxrwt root root /shared</text:span></text:p>
      <text:p text:style-name="Text_20_body">👉 <text:span text:style-name="Strong_20_Emphasis">Notice </text:span><text:span text:style-name="Strong_20_Emphasis"><text:span text:style-name="Source_20_Text">t</text:span></text:span><text:span text:style-name="Strong_20_Emphasis"> at the end</text:span></text:p>
      <text:p text:style-name="Text_20_body">📢 <text:span text:style-name="Strong_20_Emphasis">Explain:</text:span></text:p>
      <text:p text:style-name="Quotations">“Sticky Bit is now enabled.”</text:p>
      <text:p text:style-name="Horizontal_20_Line"/>
      <text:h text:style-name="Heading_20_2" text:outline-level="2">🔹 Step 5: Create file again as prakash</text:h>
      <text:p text:style-name="P2"><text:span text:style-name="Source_20_Text">su - prakash</text:span></text:p>
      <text:p text:style-name="P2"><text:span text:style-name="Source_20_Text">touch /shared/p.txt</text:span></text:p>
      <text:p text:style-name="P6"><text:span text:style-name="Source_20_Text"><text:span text:style-name="T6">chmod 777 </text:span></text:span><text:span text:style-name="Source_20_Text"><text:span text:style-name="T3">shared/</text:span></text:span><text:span text:style-name="Source_20_Text"><text:span text:style-name="T5">p.txt</text:span></text:span></text:p>
      <text:p text:style-name="P3"><text:span text:style-name="Source_20_Text">ls -l /shared</text:span></text:p>
      <text:p text:style-name="Horizontal_20_Line"/>
      <text:h text:style-name="Heading_20_2" text:outline-level="2">🔹 Step 6: Try delete as test</text:h>
      <text:p text:style-name="P2"><text:span text:style-name="Source_20_Text">su - test</text:span></text:p>
      <text:p text:style-name="P3"><text:span text:style-name="Source_20_Text">rm /shared/p.txt</text:span></text:p>
      <text:p text:style-name="Text_20_body">❌ Output:</text:p>
      <text:p text:style-name="P3"><text:span text:style-name="Source_20_Text">Permission denied</text:span></text:p>
      <text:p text:style-name="Text_20_body">🎉 <text:span text:style-name="Strong_20_Emphasis">Sticky Bit working</text:span></text:p>
      <text:p text:style-name="Horizontal_20_Line"/>
      <text:h text:style-name="Heading_20_2" text:outline-level="2">🔹 Step 7: Delete as owner (prakash)</text:h>
      <text:p text:style-name="P2"><text:span text:style-name="Source_20_Text">su - prakash</text:span></text:p>
      <text:p text:style-name="P3"><text:span text:style-name="Source_20_Text">rm /shared/p.txt</text:span></text:p>
      <text:p text:style-name="Text_20_body">✅ <text:span text:style-name="Strong_20_Emphasis">File deleted successfully</text:span></text:p>
      <text:p text:style-name="Horizontal_20_Line"/>
      <text:h text:style-name="Heading_20_1" text:outline-level="1">🎯 STICKY BIT FINAL LINE (WRITE ON BOARD)</text:h>
      <text:p text:style-name="Quotations"><text:span text:style-name="Strong_20_Emphasis">“Folder is shared,<text:line-break/>but delete is safe.”</text:span></text:p>
      <text:p text:style-name="Text_20_body"/>
      <text:h text:style-name="Heading_20_1" text:outline-level="1"><text:soft-page-break/>🧠 FINAL MEMORY TRICK (Write on board)</text:h>
      <text:p text:style-name="P2"><text:span text:style-name="Source_20_Text">SUID <text:s text:c="2"/>→ Run as Owner</text:span></text:p>
      <text:p text:style-name="P2"><text:span text:style-name="Source_20_Text">SGID <text:s text:c="2"/>→ Same Group</text:span></text:p>
      <text:p text:style-name="P3"><text:span text:style-name="Source_20_Text">Sticky → Safe Delete</text:span></text:p>
      <text:p text:style-name="Horizontal_20_Line"/>
      <text:h text:style-name="Heading_20_1" text:outline-level="1">📊 FINAL BEFORE vs AFTER TABL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ermission</text:p>
            </table:table-cell>
            <table:table-cell table:style-name="Table1.A1" office:value-type="string">
              <text:p text:style-name="Table_20_Heading">Before</text:p>
            </table:table-cell>
            <table:table-cell table:style-name="Table1.A1" office:value-type="string">
              <text:p text:style-name="Table_20_Heading">After</text:p>
            </table:table-cell>
          </table:table-row>
        </table:table-header-rows>
        <table:table-row>
          <table:table-cell table:style-name="Table1.A1" office:value-type="string">
            <text:p text:style-name="Table_20_Contents">SUID</text:p>
          </table:table-cell>
          <table:table-cell table:style-name="Table1.A1" office:value-type="string">
            <text:p text:style-name="Table_20_Contents">Runs as user</text:p>
          </table:table-cell>
          <table:table-cell table:style-name="Table1.A1" office:value-type="string">
            <text:p text:style-name="Table_20_Contents">Runs as owner</text:p>
          </table:table-cell>
        </table:table-row>
        <table:table-row>
          <table:table-cell table:style-name="Table1.A1" office:value-type="string">
            <text:p text:style-name="Table_20_Contents">SGID</text:p>
          </table:table-cell>
          <table:table-cell table:style-name="Table1.A1" office:value-type="string">
            <text:p text:style-name="Table_20_Contents">Own group</text:p>
          </table:table-cell>
          <table:table-cell table:style-name="Table1.A1" office:value-type="string">
            <text:p text:style-name="Table_20_Contents">Shared group</text:p>
          </table:table-cell>
        </table:table-row>
        <table:table-row>
          <table:table-cell table:style-name="Table1.A1" office:value-type="string">
            <text:p text:style-name="Table_20_Contents">Sticky</text:p>
          </table:table-cell>
          <table:table-cell table:style-name="Table1.A1" office:value-type="string">
            <text:p text:style-name="Table_20_Contents">Anyone deletes</text:p>
          </table:table-cell>
          <table:table-cell table:style-name="Table1.A1" office:value-type="string">
            <text:p text:style-name="Table_20_Contents">Owner only</text:p>
          </table:table-cell>
        </table:table-row>
      </table:table>
      <text:p text:style-name="Horizontal_20_Line"/>
      <text:h text:style-name="Heading_20_1" text:outline-level="1">🎯 EXAM GOLD LINES</text:h>
      <text:list xml:id="list3468903033" text:style-name="L9">
        <text:list-item>
          <text:p text:style-name="P15"><text:span text:style-name="Source_20_Text">chmod 4755</text:span> → SUID</text:p>
        </text:list-item>
        <text:list-item>
          <text:p text:style-name="P15"><text:span text:style-name="Source_20_Text">chmod 2775</text:span> → SGID</text:p>
        </text:list-item>
        <text:list-item>
          <text:p text:style-name="P15"><text:span text:style-name="Source_20_Text">chmod 1777</text:span> → Sticky</text:p>
        </text:list-item>
        <text:list-item>
          <text:p text:style-name="P15"><text:span text:style-name="Source_20_Text">ls -l</text:span> → shows <text:span text:style-name="Source_20_Text">s</text:span> and <text:span text:style-name="Source_20_Text">t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5T22:20:05.292048714</meta:creation-date>
    <meta:editing-duration>PT22M29S</meta:editing-duration>
    <meta:editing-cycles>7</meta:editing-cycles>
    <meta:generator>LibreOffice/7.3.7.2$Linux_X86_64 LibreOffice_project/30$Build-2</meta:generator>
    <dc:date>2026-01-01T15:16:49.013710153</dc:date>
    <meta:document-statistic meta:table-count="1" meta:image-count="0" meta:object-count="0" meta:page-count="11" meta:paragraph-count="260" meta:word-count="1051" meta:character-count="5562" meta:non-whitespace-character-count="4755"/>
  </office:meta>
</office:document-meta>
</file>